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96pt" officeooo:rsid="000097c2" officeooo:paragraph-rsid="000097c2" style:font-size-asian="96pt" style:font-size-complex="9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GE1PAGE1PAGE1PAGE1PAGE1PAGE1PAGE1PAGE1</text:p>
      <text:p text:style-name="P1"/>
      <text:p text:style-name="P1"><text:soft-page-break/>PAGE2PAGE2PAGE2PAGE2PAGE2PAGE2PAGE2PAGE2</text:p>
      <text:p text:style-name="P1"/>
      <text:p text:style-name="P1"><text:soft-page-break/>PAGE3PAGE3PAGE3PAGE3PAGE3PAGE3PAGE3PAGE3</text:p>
      <text:p text:style-name="P1"/>
      <text:p text:style-name="P1"><text:soft-page-break/>PAGE4PAGE4PAGE4PAGE4PAGE4PAGE4PAGE4PAGE4</text:p>
      <text:p text:style-name="P1"/>
      <text:p text:style-name="P1"><text:soft-page-break/>PAGE5PAGE5PAGE5PAGE5PAGE5PAGE5PAGE5PAGE5</text:p>
      <text:p text:style-name="P1"/>
      <text:p text:style-name="P1"><text:soft-page-break/>PAGE6PAGE6PAGE6PAGE6PAGE6PAGE6PAGE6PAGE6</text:p>
      <text:p text:style-name="P1"/>
      <text:p text:style-name="P1"><text:soft-page-break/>PAGE7PAGE7PAGE7PAGE7PAGE7PAGE7PAGE7PAGE7PAGE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0T15:44:18.392000000</meta:creation-date>
    <dc:date>2020-09-10T15:46:27.464000000</dc:date>
    <meta:editing-duration>PT2M9S</meta:editing-duration>
    <meta:editing-cycles>1</meta:editing-cycles>
    <meta:document-statistic meta:table-count="0" meta:image-count="0" meta:object-count="0" meta:page-count="7" meta:paragraph-count="7" meta:word-count="7" meta:character-count="285" meta:non-whitespace-character-count="285"/>
    <meta:generator>LibreOffice/6.2.1.2$Windows_X86_64 LibreOffice_project/7bcb35dc3024a62dea0caee87020152d1ee96e71</meta:generator>
  </office:meta>
</office:document-meta>
</file>